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fo:font-size="16pt" officeooo:rsid="0018f82e" officeooo:paragraph-rsid="0018f82e" style:font-size-asian="16pt" style:font-size-complex="16pt"/>
    </style:style>
    <style:style style:name="P2" style:family="paragraph" style:parent-style-name="Standard">
      <style:paragraph-properties fo:text-align="end" style:justify-single-word="false" style:writing-mode="rl-tb"/>
      <style:text-properties fo:font-size="16pt" officeooo:rsid="0018f82e" officeooo:paragraph-rsid="0019ecaa" style:font-size-asian="16pt" style:font-size-complex="16pt"/>
    </style:style>
    <style:style style:name="P3" style:family="paragraph" style:parent-style-name="Standard">
      <style:paragraph-properties fo:text-align="start" style:justify-single-word="false" style:writing-mode="rl-tb"/>
      <style:text-properties fo:font-size="16pt" officeooo:rsid="0018f82e" officeooo:paragraph-rsid="0019ecaa" style:font-size-asian="16pt" style:font-size-complex="16pt"/>
    </style:style>
    <style:style style:name="P4" style:family="paragraph" style:parent-style-name="Standard">
      <style:paragraph-properties fo:text-align="start" style:justify-single-word="false" style:writing-mode="rl-tb"/>
      <style:text-properties fo:font-size="16pt" officeooo:rsid="0019ecaa" officeooo:paragraph-rsid="0019ecaa" style:font-size-asian="16pt" style:font-size-complex="16pt"/>
    </style:style>
    <style:style style:name="P5" style:family="paragraph" style:parent-style-name="Standard">
      <style:paragraph-properties fo:text-align="end" style:justify-single-word="false" style:writing-mode="rl-tb"/>
      <style:text-properties fo:font-size="16pt" officeooo:rsid="001b3bf5" officeooo:paragraph-rsid="001b3bf5" style:font-size-asian="16pt" style:font-size-complex="16pt"/>
    </style:style>
    <style:style style:name="P6" style:family="paragraph" style:parent-style-name="Standard">
      <style:paragraph-properties fo:text-align="end" style:justify-single-word="false" style:writing-mode="rl-tb"/>
      <style:text-properties fo:font-size="16pt" officeooo:rsid="0019ecaa" officeooo:paragraph-rsid="0019ecaa" style:font-size-asian="16pt" style:font-size-complex="16pt"/>
    </style:style>
    <style:style style:name="P7" style:family="paragraph" style:parent-style-name="Standard">
      <style:paragraph-properties fo:text-align="end" style:justify-single-word="false" style:writing-mode="rl-tb"/>
      <style:text-properties fo:font-size="16pt" officeooo:rsid="001e95af" officeooo:paragraph-rsid="001e95af" style:font-size-asian="16pt" style:font-size-complex="16pt"/>
    </style:style>
    <style:style style:name="P8" style:family="paragraph" style:parent-style-name="Standard">
      <style:paragraph-properties fo:text-align="start" style:justify-single-word="false" style:writing-mode="rl-tb"/>
      <style:text-properties fo:font-size="16pt" officeooo:rsid="001e95af" officeooo:paragraph-rsid="001e95af" style:font-size-asian="16pt" style:font-size-complex="16pt"/>
    </style:style>
    <style:style style:name="T1" style:family="text">
      <style:text-properties officeooo:rsid="0019ec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فرض کنید متنی را درون یک پاراگراف یا همان p قرار داده ایم و اکنون می خواهیم روی ان خط بکشیم . این کار را اینگونه انجام می دهیم:<text:line-break/><text:line-break/><text:line-break/></text:p>
      <text:p text:style-name="P8"><text:s text:c="6"/>p{</text:p>
      <text:p text:style-name="P8"><text:s text:c="8"/>text-decoration: line-through;</text:p>
      <text:p text:style-name="P8"><text:s text:c="8"/>text-align: center;</text:p>
      <text:p text:style-name="P8"><text:s text:c="8"/>text-shadow: 2px 2px #ff0000;</text:p>
      <text:p text:style-name="P8"><text:s text:c="6"/>}</text:p>
      <text:p text:style-name="P8"/>
      <text:p text:style-name="P8"/>
      <text:p text:style-name="P8"/>
      <text:p text:style-name="P7"><text:s/>text-decoration: line-through این کار را برای ما انجام می دهد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16:55:14.800070064</meta:creation-date>
    <dc:date>2017-11-12T17:05:31.677236865</dc:date>
    <meta:editing-duration>PT4H51M28S</meta:editing-duration>
    <meta:editing-cycles>24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49" meta:character-count="309" meta:non-whitespace-character-count="227"/>
  </office:meta>
</office:document-meta>
</file>